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fo:text-align="justify" style:justify-single-word="false"/>
    </style:style>
    <style:style style:name="P2" style:family="paragraph" style:parent-style-name="Standard">
      <style:paragraph-properties fo:margin-top="0in" fo:margin-bottom="0in" loext:contextual-spacing="false" fo:text-align="justify" style:justify-single-word="false"/>
    </style:style>
    <style:style style:name="P3" style:family="paragraph" style:parent-style-name="Standard" style:master-page-name="Standard">
      <style:paragraph-properties fo:margin-top="0in" fo:margin-bottom="0in" loext:contextual-spacing="false" fo:text-align="justify" style:justify-single-word="false" style:page-number="1"/>
    </style:style>
  </office:automatic-styles>
  <office:body>
    <office:text text:use-soft-page-breaks="true">
      <text:tracked-changes text:track-changes="false">
        <text:changed-region xml:id="ct91844192" text:id="ct91844192">
          <text:insertion>
            <office:change-info>
              <dc:creator>Jakub Lisiecki</dc:creator>
              <dc:date>2017-09-11T00:56:49</dc:date>
            </office:change-info>
          </text:insertion>
        </text:changed-region>
        <text:changed-region xml:id="ct91845600" text:id="ct91845600">
          <text:insertion>
            <office:change-info>
              <dc:creator>Jakub Lisiecki</dc:creator>
              <dc:date>2017-09-11T00:57:17</dc:date>
            </office:change-info>
          </text:insertion>
        </text:changed-region>
        <text:changed-region xml:id="ct91660464" text:id="ct91660464">
          <text:deletion>
            <office:change-info>
              <dc:creator>Jakub Lisiecki</dc:creator>
              <dc:date>2017-09-11T00:57:17</dc:date>
            </office:change-info>
            <text:p text:style-name="P1"><text:s/>J</text:p>
          </text:deletion>
        </text:changed-region>
        <text:changed-region xml:id="ct91849696" text:id="ct91849696">
          <text:deletion>
            <office:change-info>
              <dc:creator>Jakub Lisiecki</dc:creator>
              <dc:date>2017-09-11T00:57:25</dc:date>
            </office:change-info>
            <text:p text:style-name="P1">,</text:p>
          </text:deletion>
        </text:changed-region>
        <text:changed-region xml:id="ct91851072" text:id="ct91851072">
          <text:deletion>
            <office:change-info>
              <dc:creator>Jakub Lisiecki</dc:creator>
              <dc:date>2017-09-11T00:57:31</dc:date>
            </office:change-info>
            <text:p text:style-name="P1"><text:s/></text:p>
          </text:deletion>
        </text:changed-region>
        <text:changed-region xml:id="ct91857600" text:id="ct91857600">
          <text:insertion>
            <office:change-info>
              <dc:creator>Jakub Lisiecki</dc:creator>
              <dc:date>2017-09-11T00:57:38</dc:date>
            </office:change-info>
          </text:insertion>
        </text:changed-region>
        <text:changed-region xml:id="ct91858976" text:id="ct91858976">
          <text:insertion>
            <office:change-info>
              <dc:creator>Jakub Lisiecki</dc:creator>
              <dc:date>2017-09-11T00:57:41</dc:date>
            </office:change-info>
          </text:insertion>
        </text:changed-region>
        <text:changed-region xml:id="ct91859776" text:id="ct91859776">
          <text:deletion>
            <office:change-info>
              <dc:creator>Jakub Lisiecki</dc:creator>
              <dc:date>2017-09-11T00:57:41</dc:date>
            </office:change-info>
            <text:p text:style-name="P1">jakby</text:p>
          </text:deletion>
        </text:changed-region>
        <text:changed-region xml:id="ct91861216" text:id="ct91861216">
          <text:insertion>
            <office:change-info>
              <dc:creator>Jakub Lisiecki</dc:creator>
              <dc:date>2017-09-11T00:57:49</dc:date>
            </office:change-info>
          </text:insertion>
        </text:changed-region>
        <text:changed-region xml:id="ct91862736" text:id="ct91862736">
          <text:insertion>
            <office:change-info>
              <dc:creator>Jakub Lisiecki</dc:creator>
              <dc:date>2017-09-11T00:58:00</dc:date>
            </office:change-info>
          </text:insertion>
        </text:changed-region>
        <text:changed-region xml:id="ct91863536" text:id="ct91863536">
          <text:deletion>
            <office:change-info>
              <dc:creator>Jakub Lisiecki</dc:creator>
              <dc:date>2017-09-11T00:58:00</dc:date>
            </office:change-info>
            <text:p text:style-name="P1"><text:s/>J</text:p>
          </text:deletion>
        </text:changed-region>
        <text:changed-region xml:id="ct91853184" text:id="ct91853184">
          <text:insertion>
            <office:change-info>
              <dc:creator>Jakub Lisiecki</dc:creator>
              <dc:date>2017-09-11T00:58:03</dc:date>
            </office:change-info>
          </text:insertion>
        </text:changed-region>
        <text:changed-region xml:id="ct91867728" text:id="ct91867728">
          <text:deletion>
            <office:change-info>
              <dc:creator>Jakub Lisiecki</dc:creator>
              <dc:date>2017-09-11T00:58:07</dc:date>
            </office:change-info>
            <text:p text:style-name="P1">,</text:p>
          </text:deletion>
        </text:changed-region>
        <text:changed-region xml:id="ct91869104" text:id="ct91869104">
          <text:insertion>
            <office:change-info>
              <dc:creator>Jakub Lisiecki</dc:creator>
              <dc:date>2017-09-11T00:58:14</dc:date>
            </office:change-info>
          </text:insertion>
        </text:changed-region>
        <text:changed-region xml:id="ct91871472" text:id="ct91871472">
          <text:insertion>
            <office:change-info>
              <dc:creator>Gandzia Gandzia</dc:creator>
              <dc:date>2017-09-13T01:11:14</dc:date>
            </office:change-info>
          </text:insertion>
        </text:changed-region>
        <text:changed-region xml:id="ct91872272" text:id="ct91872272">
          <text:deletion>
            <office:change-info>
              <dc:creator>Gandzia Gandzia</dc:creator>
              <dc:date>2017-09-13T01:11:14</dc:date>
            </office:change-info>
            <text:p text:style-name="P1"><text:s/>z zażenowaniem</text:p>
          </text:deletion>
        </text:changed-region>
        <text:changed-region xml:id="ct91870224" text:id="ct91870224">
          <text:deletion>
            <office:change-info>
              <dc:creator>Jakub Lisiecki</dc:creator>
              <dc:date>2017-09-11T00:58:20</dc:date>
            </office:change-info>
            <text:p text:style-name="P1"><text:s/></text:p>
          </text:deletion>
        </text:changed-region>
        <text:changed-region xml:id="ct91877136" text:id="ct91877136">
          <text:insertion>
            <office:change-info>
              <dc:creator>Jakub Lisiecki</dc:creator>
              <dc:date>2017-09-11T00:58:41</dc:date>
            </office:change-info>
          </text:insertion>
        </text:changed-region>
        <text:changed-region xml:id="ct91877936" text:id="ct91877936">
          <text:deletion>
            <office:change-info>
              <dc:creator>Jakub Lisiecki</dc:creator>
              <dc:date>2017-09-11T00:58:41</dc:date>
            </office:change-info>
            <text:p text:style-name="P1">ę</text:p>
          </text:deletion>
        </text:changed-region>
        <text:changed-region xml:id="ct91879312" text:id="ct91879312">
          <text:insertion>
            <office:change-info>
              <dc:creator>Jakub Lisiecki</dc:creator>
              <dc:date>2017-09-11T00:58:24</dc:date>
            </office:change-info>
          </text:insertion>
        </text:changed-region>
        <text:changed-region xml:id="ct91880752" text:id="ct91880752">
          <text:insertion>
            <office:change-info>
              <dc:creator>Jakub Lisiecki</dc:creator>
              <dc:date>2017-09-11T00:58:46</dc:date>
            </office:change-info>
          </text:insertion>
        </text:changed-region>
        <text:changed-region xml:id="ct91881616" text:id="ct91881616">
          <text:deletion>
            <office:change-info>
              <dc:creator>Jakub Lisiecki</dc:creator>
              <dc:date>2017-09-11T00:58:46</dc:date>
            </office:change-info>
            <text:p text:style-name="P1">ywała</text:p>
          </text:deletion>
        </text:changed-region>
        <text:changed-region xml:id="ct91883056" text:id="ct91883056">
          <text:insertion>
            <office:change-info>
              <dc:creator>Jakub Lisiecki</dc:creator>
              <dc:date>2017-09-11T00:58:27</dc:date>
            </office:change-info>
          </text:insertion>
        </text:changed-region>
        <text:changed-region xml:id="ct91883920" text:id="ct91883920">
          <text:deletion>
            <office:change-info>
              <dc:creator>Jakub Lisiecki</dc:creator>
              <dc:date>2017-09-11T00:58:27</dc:date>
            </office:change-info>
            <text:p text:style-name="P1">th</text:p>
          </text:deletion>
        </text:changed-region>
        <text:changed-region xml:id="ct91894528" text:id="ct91894528">
          <text:insertion>
            <office:change-info>
              <dc:creator>Jakub Lisiecki</dc:creator>
              <dc:date>2017-09-11T00:59:17</dc:date>
            </office:change-info>
          </text:insertion>
        </text:changed-region>
        <text:changed-region xml:id="ct91895328" text:id="ct91895328">
          <text:deletion>
            <office:change-info>
              <dc:creator>Jakub Lisiecki</dc:creator>
              <dc:date>2017-09-11T00:59:17</dc:date>
            </office:change-info>
            <text:p text:style-name="P1">o</text:p>
          </text:deletion>
        </text:changed-region>
        <text:changed-region xml:id="ct91901648" text:id="ct91901648">
          <text:deletion>
            <office:change-info>
              <dc:creator>Jakub Lisiecki</dc:creator>
              <dc:date>2017-09-11T00:59:26</dc:date>
            </office:change-info>
            <text:p text:style-name="P1"><text:s/></text:p>
          </text:deletion>
        </text:changed-region>
        <text:changed-region xml:id="ct91903264" text:id="ct91903264">
          <text:insertion>
            <office:change-info>
              <dc:creator>Jakub Lisiecki</dc:creator>
              <dc:date>2017-09-11T00:59:31</dc:date>
            </office:change-info>
          </text:insertion>
        </text:changed-region>
        <text:changed-region xml:id="ct91904640" text:id="ct91904640">
          <text:insertion>
            <office:change-info>
              <dc:creator>Jakub Lisiecki</dc:creator>
              <dc:date>2017-09-11T00:59:34</dc:date>
            </office:change-info>
          </text:insertion>
        </text:changed-region>
        <text:changed-region xml:id="ct91907376" text:id="ct91907376">
          <text:insertion>
            <office:change-info>
              <dc:creator>Jakub Lisiecki</dc:creator>
              <dc:date>2017-09-11T00:59:50</dc:date>
            </office:change-info>
          </text:insertion>
        </text:changed-region>
        <text:changed-region xml:id="ct91908784" text:id="ct91908784">
          <text:insertion>
            <office:change-info>
              <dc:creator>Jakub Lisiecki</dc:creator>
              <dc:date>2017-09-11T00:59:53</dc:date>
            </office:change-info>
          </text:insertion>
        </text:changed-region>
        <text:changed-region xml:id="ct91910400" text:id="ct91910400">
          <text:insertion>
            <office:change-info>
              <dc:creator>Jakub Lisiecki</dc:creator>
              <dc:date>2017-09-11T00:59:56</dc:date>
            </office:change-info>
          </text:insertion>
        </text:changed-region>
        <text:changed-region xml:id="ct91911952" text:id="ct91911952">
          <text:insertion>
            <office:change-info>
              <dc:creator>Jakub Lisiecki</dc:creator>
              <dc:date>2017-09-11T01:00:01</dc:date>
            </office:change-info>
          </text:insertion>
        </text:changed-region>
        <text:changed-region xml:id="ct91913856" text:id="ct91913856">
          <text:insertion>
            <office:change-info>
              <dc:creator>Jakub Lisiecki</dc:creator>
              <dc:date>2017-09-11T01:00:05</dc:date>
            </office:change-info>
          </text:insertion>
        </text:changed-region>
        <text:changed-region xml:id="ct91916512" text:id="ct91916512">
          <text:insertion>
            <office:change-info>
              <dc:creator>Jakub Lisiecki</dc:creator>
              <dc:date>2017-09-11T01:00:15</dc:date>
            </office:change-info>
          </text:insertion>
        </text:changed-region>
        <text:changed-region xml:id="ct91922384" text:id="ct91922384">
          <text:insertion>
            <office:change-info>
              <dc:creator>Jakub Lisiecki</dc:creator>
              <dc:date>2017-09-11T01:00:23</dc:date>
            </office:change-info>
          </text:insertion>
        </text:changed-region>
        <text:changed-region xml:id="ct91923792" text:id="ct91923792">
          <text:deletion>
            <office:change-info>
              <dc:creator>Jakub Lisiecki</dc:creator>
              <dc:date>2017-09-11T01:00:34</dc:date>
            </office:change-info>
            <text:p text:style-name="P1">r</text:p>
          </text:deletion>
        </text:changed-region>
        <text:changed-region xml:id="ct91925168" text:id="ct91925168">
          <text:insertion>
            <office:change-info>
              <dc:creator>Jakub Lisiecki</dc:creator>
              <dc:date>2017-09-11T01:00:38</dc:date>
            </office:change-info>
          </text:insertion>
        </text:changed-region>
        <text:changed-region xml:id="ct91925968" text:id="ct91925968">
          <text:deletion>
            <office:change-info>
              <dc:creator>Jakub Lisiecki</dc:creator>
              <dc:date>2017-09-11T01:00:38</dc:date>
            </office:change-info>
            <text:p text:style-name="P1">ą</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4</text:p>
      <text:p text:style-name="P1">Gray Picture</text:p>
      <text:p text:style-name="P1">Kolorowe salcesony wracają po krótkiej przerwie i to w bardzo fajnym odcinku. Twilight wpada na pomysł udostępnienia Dziennika Przyjaźni kucykom, aby te mogły się z niego uczyć. Reszcie Mane 6 się to bardzo spodobało, więc już potem wystarczyło jedno zaklęcie Starlight, żeby kucyki w całej Equestrii mogły się cieszyć swoją własną kopią Dziennika Przyjaźni. Ale gdyby wszystko poszło tak<text:change-start text:change-id="ct91844192"/>,<text:change-end text:change-id="ct91844192"/> jak to sobie wymyśliła Twilight, to odcinek skończyłby się happy endem po pierwszych pięciu minutach. Jednak kucyki po raz kolejny udowodniły, że nie są zbyt mądrymi stworzeniami i potraktowały Dziennik jak najzwyklejszą fikcję literacką (może wystarczyło tylko napisać słowo „poradnik” gdzieś na okładce?). I od tego momentu zachowanie kuców tła wobec Mane 6 było jedną wielką analogią do zachowania bronies. Cały ten fandomowy hejt został przelany w słodkie, kolorowe ciałka kucyków. Mi oglądanie tego niesamowicie się podobało. Zabrakło tylko kogoś, kto by powiedział do Apple<text:change-start text:change-id="ct91845600"/>j<text:change-end text:change-id="ct91845600"/><text:change text:change-id="ct91660464"/>ack: „Jesteś tylko kucykiem tła”.</text:p>
      <text:p text:style-name="P1"/>
      <text:p text:style-name="P1">Najlepsze jednak było zakończenie odcinka. Trzeba przyznać, że MLP z racji bycia bajką dla dzieci<text:change text:change-id="ct91849696"/> zazwyczaj jest przewidywalne, więc gdy Twilight zaczęła swoją kolejną moralizującą przemowę, a potem zaczęła śpiewać, to naprawdę spodziewałam się, że ten rozwścieczony tłum nagle stwierdzi,<text:change text:change-id="ct91851072"/> że księżniczka ma rację i sobie pójdzie. Jednak tym razem było inaczej, co zdecydowanie było największym plusem odcinka.</text:p>
      <text:p text:style-name="P1">8/10</text:p>
      <text:p text:style-name="P1"/>
      <text:p text:style-name="P1">15</text:p>
      <text:p text:style-name="P1">Gray Picture</text:p>
      <text:p text:style-name="P1">Po poprzednim świetnym odcinku dostaliśmy taki, którego nazwanie średnim jest dość naciągane. Spike jest autentycznie najgłupszą postacią w całym serialu. Cały jego „problem” mógłby zostać rozwiązany w pół minut<text:change-start text:change-id="ct91857600"/>y,<text:change-end text:change-id="ct91857600"/> <text:change-start text:change-id="ct91858976"/>gdyby<text:change-end text:change-id="ct91858976"/><text:change text:change-id="ct91859776"/> zwyczajnie pomyślał (albo miał kalendarz). Twilight i Starlight<text:change-start text:change-id="ct91861216"/>,<text:change-end text:change-id="ct91861216"/> zamiast mu pomagać, też mogły chwilę pomyśleć. Tak naprawdę nadal nie rozumiem, czemu mały smok wymyślił, że Thorax i Ember mieliby się nie polubić (i zacząć wojnę, która zniszczyłaby Equestrię, ale ten absurd już zostawmy). Twi jako Księżniczka Przyjaźni powinna była wytłumaczyć Spike’owi, że skoro taka Shy i Apple<text:change-start text:change-id="ct91862736"/>j<text:change-end text:change-id="ct91862736"/><text:change text:change-id="ct91863536"/>ack/Ra<text:change-start text:change-id="ct91853184"/>i<text:change-end text:change-id="ct91853184"/>nbow się przyjaźnią<text:change text:change-id="ct91867728"/> mimo różnych charakterów, to nic nie stoi na przeszkodzie, żeby Thorax i Ember się przyjaźnili. Ale niestety kucyki za mądre nie są, a Twilight też ma skłonność do wymyślania absurdalnych czarnych scenariuszy, więc cały odcinek spędziłam<text:change-start text:change-id="ct91869104"/>,<text:change-end text:change-id="ct91869104"/> patrząc<text:change-start text:change-id="ct91871472"/> z zażenowaniem<text:change-end text:change-id="ct91871472"/> w ekran komputera<text:change text:change-id="ct91872272"/>.</text:p>
      <text:p text:style-name="P1"><text:s/></text:p>
      <text:p text:style-name="P1">Mimo wszystko odcinek miał kilka niewielkich plusów, które jednak niewiele znaczą przy tak absurdalnie głupiej fabule. Największym z nich jest oczywiście samo pojawienie się<text:change text:change-id="ct91870224"/> Ember, którą bardzo lubię. Fajnie się patrzyło, jak próbuj<text:change-start text:change-id="ct91877136"/>e<text:change-end text:change-id="ct91877136"/><text:change text:change-id="ct91877936"/> zrozumieć<text:change-start text:change-id="ct91879312"/>,<text:change-end text:change-id="ct91879312"/> jak działa kucykowa przyjaźń czy jak porówn<text:change-start text:change-id="ct91880752"/>uje<text:change-end text:change-id="ct91880752"/><text:change text:change-id="ct91881616"/> Starlight i Twilig<text:change-start text:change-id="ct91883056"/>ht<text:change-end text:change-id="ct91883056"/><text:change text:change-id="ct91883920"/>.</text:p>
      <text:p text:style-name="P1">2/10</text:p>
      <text:p text:style-name="P1"/>
      <text:p text:style-name="P1">16</text:p>
      <text:p text:style-name="P1">Gray Picture</text:p>
      <text:p text:style-name="P1">Odcinek zdecydowanie mało oryginalny. Sama część pomiędzy legendami była zwykłym zapychaczem, nie ma się co na niej skupiać.</text:p>
      <text:p text:style-name="P1"/>
      <text:p text:style-name="P1">Co do samych legend. Pierwsza z nich zapowiadała się bardzo dobrze. Bardzo klimatycznie wyglądające kucyki oraz ich wioska. I zasadniczo był to jedyny pozytywny aspekt tej opowiastki. Jej fabuła, mimo że zapowiadała się nawet dobrze, została całkowicie skopana. Zamiast opowieści o powolnym, pełnym przeciwności dochodzeniu do celu, czego się spodziewałam, otrzymaliśmy historię, w której Rockhoof kilka razy wbił łopatę w ziemię… I bum, wielka magiczna przemiana. Naprawdę liczyłam na coś lepszego.</text:p>
      <text:p text:style-name="P1"/>
      <text:p text:style-name="P1">O drugiej legendzie mam zupełnie inną opinię niż o pierwszej. Była to najlepsza z opowieści odcinka. Wygląd Mistmane, pozostałych azjatyckich kucyków i samego otoczenia naprawdę mi się podobały. Pod względem przesłania tak króciutka historyjka była absolutnym mistrzostwem. W tak ograniczonym czasie twórcy chcieli nie tylko przekazać, że liczy się wnętrze oraz że warto d<text:change-start text:change-id="ct91894528"/>ać<text:change-end text:change-id="ct91894528"/><text:change text:change-id="ct91895328"/> coś od siebie dla dobra innych, ale nawet pokusili się o próbę wytłumaczenia, ile może znaczyć piękno. Wszystko to udało im się w 110%.</text:p>
      <text:p text:style-name="P1"/>
      <text:p text:style-name="P1">Ostatnia legenda nie była ani dobra, ani zła. Zwyczajna opowiastka o odważnym pegazie, mnie specjalnie nie zaciekawiła. Przynajmniej smoki wyglądały epicko.</text:p>
      <text:p text:style-name="P1">6/10</text:p>
      <text:p text:style-name="P1"/>
      <text:p text:style-name="P1"><text:soft-page-break/>17</text:p>
      <text:p text:style-name="P1">Gray Picture</text:p>
      <text:p text:style-name="P1"><text:change text:change-id="ct91901648"/>Kilka odcinków temu Thorax żalił się, że jest kilka zbuntowanych podmieńców, które nie chcą porzucić starych zwyczajów. Ta wzmianka mnie ucieszyła, ponieważ nie spodobała mi się jednomyślność<text:change-start text:change-id="ct91903264"/>,<text:change-end text:change-id="ct91903264"/> z jaką podmieńce odeszły z „ciemnej strony mocy”. Jednak okazało się, że nie są one takie pozbawione własnego zdania<text:change-start text:change-id="ct91904640"/>,<text:change-end text:change-id="ct91904640"/> jak myślałam. W związku z tym na pomoc Thoraxowi wyrusza mój ulubiony duet, czyli Starlight i Trixie (za samo to ten odcinek dostaje już ocenę wyżej, ponieważ uwielbiam tę specyficzną relację między nimi). Na miejscu okazuje się, że został tylko jeden niezreformowany podmieniec – Pharynx.</text:p>
      <text:p text:style-name="P1"/>
      <text:p text:style-name="P1">W odcinku pokazano odmienione gniazdo podmieńców. Nawet nie najgorzej wyglądało. Przypominało ruiny pokryte różnorodnymi roślinami, co<text:change-start text:change-id="ct91907376"/>, jak<text:change-end text:change-id="ct91907376"/> podejrzewam<text:change-start text:change-id="ct91908784"/>,<text:change-end text:change-id="ct91908784"/> było zabiegiem celowym. Zobaczyliśmy też<text:change-start text:change-id="ct91910400"/>,<text:change-end text:change-id="ct91910400"/> jak wygląda życie codzienne podmieńców. Malują obrazki, budują jakieś karmniki, <text:change-start text:change-id="ct91911952"/>d<text:change-end text:change-id="ct91911952"/>bają o roślinki, a nawet mają coś takiego<text:change-start text:change-id="ct91913856"/>,<text:change-end text:change-id="ct91913856"/> jak pokój uczuć. Urocze stworzenia? Okazuje się, że nie. Biorąc pod uwagę, jak zachowywały się w stosunku do Pharynxa, to te tęczowe jelonki to wredne bestie.</text:p>
      <text:p text:style-name="P1"/>
      <text:p text:style-name="P1">Odcinek oglądało się bardzo przyjemnie. Jedynym większym minusem pod względem fabuły było to, że Starlight tak szybko stwierdziła, że nie warto dawać kolejnej szansy Pharynxowi. Kto jak kto, ale ona jest chyba ostatnim kucykiem w Equestr<text:change-start text:change-id="ct91916512"/>i<text:change-end text:change-id="ct91916512"/>i, który powinien wygłaszać takie opinie.</text:p>
      <text:p text:style-name="P1">8/10</text:p>
      <text:p text:style-name="P1"/>
      <text:p text:style-name="P1">18</text:p>
      <text:p text:style-name="P1">Gray Picture</text:p>
      <text:p text:style-name="P1">Odcinek całkiem przyjemny, ale pozbawiony większych niespodzianek, czego już niestety nawet się po tym serialu nie spodziewam. Pokazano nowy kawałek Equestr<text:change-start text:change-id="ct91922384"/>i<text:change-end text:change-id="ct91922384"/>i (lub jakieś pobliskiej krainy, tego chyba nie określono), kucyki z ciekawym, wyróżniającym się wyglądem. Fabularnie nie było źle, akcja t<text:change text:change-id="ct91923792"/>oczyła się szybko i bez większych przestojów. Legenda był<text:change-start text:change-id="ct91925168"/>a<text:change-end text:change-id="ct91925168"/><text:change text:change-id="ct91925968"/> prawie na poziomie tej o Mistmane z 16 odcinka. Do jednej rzeczy jednak muszę się przyczepić – zbyt szybko ujawniono rozwiązanie zagadki. Chyba już w siódmej minucie dowiadujemy się, że za wszystkim stał Cabaleron.</text:p>
      <text:p text:style-name="P1">8/10</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8" meta:word-count="869" meta:character-count="5940" meta:non-whitespace-character-count="5095"/>
    <meta:generator>LibreOfficeDev/5.1.0.3$Linux_X86_64 LibreOffice_project/</meta:generator>
  </office:meta>
</office:document-meta>
</file>